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middle" fo:background-color="#FFFFFF" style:shrink-to-fit="tru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Examination Type <text:s/>Code</text:p>
          </table:table-cell>
          <table:table-cell office:value-type="string" table:number-columns-spanned="7" table:number-rows-spanned="1" table:style-name="ce4">
            <text:p>Examination <text:s/>Type <text:s/>Description</text:p>
          </table:table-cell>
          <table:covered-table-cell table:number-columns-repeated="6"/>
          <table:table-cell table:number-columns-repeated="16376"/>
        </table:table-row>
        <table:table-row table:style-name="ro2">
          <table:table-cell office:value-type="float" office:value="1" table:style-name="ce3">
            <text:p>01</text:p>
          </table:table-cell>
          <table:table-cell office:value-type="string" table:number-columns-spanned="7" table:number-rows-spanned="1" table:style-name="ce5">
            <text:p>Inspection</text:p>
          </table:table-cell>
          <table:covered-table-cell table:number-columns-repeated="6"/>
          <table:table-cell table:number-columns-repeated="16376"/>
        </table:table-row>
        <table:table-row table:style-name="ro2">
          <table:table-cell office:value-type="float" office:value="2" table:style-name="ce3">
            <text:p>02</text:p>
          </table:table-cell>
          <table:table-cell office:value-type="string" table:number-columns-spanned="7" table:number-rows-spanned="1" table:style-name="ce5">
            <text:p>Palpation</text:p>
          </table:table-cell>
          <table:covered-table-cell table:number-columns-repeated="6"/>
          <table:table-cell table:number-columns-repeated="16376"/>
        </table:table-row>
        <table:table-row table:style-name="ro2">
          <table:table-cell office:value-type="float" office:value="3" table:style-name="ce3">
            <text:p>03</text:p>
          </table:table-cell>
          <table:table-cell office:value-type="string" table:number-columns-spanned="7" table:number-rows-spanned="1" table:style-name="ce5">
            <text:p>Percussion</text:p>
          </table:table-cell>
          <table:covered-table-cell table:number-columns-repeated="6"/>
          <table:table-cell table:number-columns-repeated="16376"/>
        </table:table-row>
        <table:table-row table:style-name="ro2">
          <table:table-cell office:value-type="float" office:value="4" table:style-name="ce3">
            <text:p>04</text:p>
          </table:table-cell>
          <table:table-cell office:value-type="string" table:number-columns-spanned="7" table:number-rows-spanned="1" table:style-name="ce5">
            <text:p>Auscultation</text:p>
          </table:table-cell>
          <table:covered-table-cell table:number-columns-repeated="6"/>
          <table:table-cell table:number-columns-repeated="16376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ghav</meta:initial-creator>
    <dc:creator>user</dc:creator>
    <meta:creation-date>2020-01-04T08:31:25Z</meta:creation-date>
    <dc:date>2020-04-29T09:52:06Z</dc:date>
    <meta:user-defined meta:name="WorkbookGuid">119002b7-d4b7-4fbe-a6c1-7769a3ed2de9</meta:user-defined>
    <meta:user-defined meta:name="ConnectionInfosStorage">WorkbookXmlParts</meta:user-defined>
  </office:meta>
</office:document-meta>
</file>